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34d3" officeooo:paragraph-rsid="001c34d3"/>
    </style:style>
    <style:style style:name="P2" style:family="paragraph" style:parent-style-name="Standard">
      <style:text-properties officeooo:rsid="001c34d3" officeooo:paragraph-rsid="001c34d3"/>
    </style:style>
    <style:style style:name="P3" style:family="paragraph" style:parent-style-name="Standard">
      <style:text-properties officeooo:rsid="001d379a" officeooo:paragraph-rsid="001d379a"/>
    </style:style>
    <style:style style:name="P4" style:family="paragraph" style:parent-style-name="Standard">
      <style:text-properties officeooo:rsid="001c34d3" officeooo:paragraph-rsid="0022dda1"/>
    </style:style>
    <style:style style:name="P5" style:family="paragraph" style:parent-style-name="Standard">
      <style:text-properties officeooo:paragraph-rsid="0022dda1"/>
    </style:style>
    <style:style style:name="P6" style:family="paragraph" style:parent-style-name="Standard">
      <style:text-properties officeooo:paragraph-rsid="0021719e"/>
    </style:style>
    <style:style style:name="P7" style:family="paragraph" style:parent-style-name="Standard">
      <style:text-properties fo:font-weight="normal" officeooo:rsid="00249a6e" officeooo:paragraph-rsid="00249a6e" style:font-weight-asian="normal" style:font-weight-complex="normal"/>
    </style:style>
    <style:style style:name="P8" style:family="paragraph" style:parent-style-name="Standard">
      <style:text-properties fo:font-weight="bold" officeooo:rsid="00249a6e" officeooo:paragraph-rsid="00249a6e" style:font-weight-asian="bold" style:font-weight-complex="bold"/>
    </style:style>
    <style:style style:name="T1" style:family="text">
      <style:text-properties officeooo:rsid="001d379a"/>
    </style:style>
    <style:style style:name="T2" style:family="text">
      <style:text-properties officeooo:rsid="001f94b3"/>
    </style:style>
    <style:style style:name="T3" style:family="text">
      <style:text-properties officeooo:rsid="0021719e"/>
    </style:style>
    <style:style style:name="T4" style:family="text">
      <style:text-properties officeooo:rsid="001c34d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22dda1" style:font-weight-asian="normal" style:font-weight-complex="normal"/>
    </style:style>
    <style:style style:name="T7" style:family="text">
      <style:text-properties officeooo:rsid="00249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RL del repositori: <text:a xlink:type="simple" xlink:href="https://github.com/lmor98/tetris" text:style-name="Internet_20_link" text:visited-style-name="Visited_20_Internet_20_Link">https://github.com/lmor98/tetris</text:a> </text:p>
      <text:p text:style-name="P2"/>
      <text:p text:style-name="P5"><text:span text:style-name="T4">Tasca 1: </text:span><text:span text:style-name="T5">L’objecte Joc (temps estimat 3 hores, data límit 5 de desembre) </text:span></text:p>
      <text:p text:style-name="P4">He creat l’objecte jocTetris on conté l’espai, la puntuació del jugador, la puntuació màxima, la peça que est<text:span text:style-name="T2">à</text:span> baixant, la següent peça que baixara, un comptador de peces i un interval de temps. També <text:s/>he pogut crear el mètodes d’inicialitzar, calcular de forma <text:span text:style-name="T2">aleatòria</text:span> que s<text:span text:style-name="T2">u</text:span>rti una peça, un mètode autom<text:span text:style-name="T2">à</text:span>tic que serà el que cridi al mètode per a que baixi la peça i dins d’aquest mètode es gestionarà l<text:span text:style-name="T2">a </text:span>interacció del teclat de l’usuari.</text:p>
      <text:p text:style-name="P2"/>
      <text:p text:style-name="P5"><text:span text:style-name="T4">Tasca 2: </text:span><text:span text:style-name="T5">L’objecte peça (4 hores, data límit 12/12) </text:span></text:p>
      <text:p text:style-name="P4">He creat l’objecte Peça que contindrà la forma de la peça, la seva posició, el mètodes pertinents per a rotar la peça en sentit horari i antihorari, el mètode per a baixar la peça, cap a l’esquerra i/o a la dreta. </text:p>
      <text:p text:style-name="P2"/>
      <text:p text:style-name="P5"><text:span text:style-name="T4">Tasca 3: </text:span><text:span text:style-name="T5">Si una peça no pot baixar més ha de desaparèixer i sortir la següent peça aleatòria (2 h, 14/12) </text:span></text:p>
      <text:p text:style-name="P4">La <text:span text:style-name="T1">peça està centrada en la part superior de l’espai de joc i cada segon va baixant.</text:span></text:p>
      <text:p text:style-name="P3">Em falta que <text:span text:style-name="T7">baixi la següent peça.</text:span></text:p>
      <text:p text:style-name="P3"/>
      <text:p text:style-name="P6"><text:span text:style-name="T3">Tasca 4: </text:span><text:span text:style-name="T5">Si és possible rotar o moure una peça (dreta, esquerra o avall) ho ha de fer (2 h, 17/12) </text:span></text:p>
      <text:p text:style-name="P7">La peça que baixa es pot moure a la dreta, a l’esquerra i avall però al moure’s segons la peça que baixa o se’n va una mica fora del tauler o no acaba de arribar.</text:p>
      <text:p text:style-name="P7">La puntuació si l’usuari pitja la fletxa cap avall la peça que està baixant també baixarà i a més a més la puntuació s’incrementarà.</text:p>
      <text:p text:style-name="P7">Em falta la puntuació màxima i el nivell que degut a que no puc baixar una altra peça no es podrà augmentar de nivell.</text:p>
      <text:p text:style-name="P7">També em falta el comptador de les peces i que es mostri la següent peça en la pantalla.</text:p>
      <text:p text:style-name="P6"><text:span text:style-name="T5"/></text:p>
      <text:p text:style-name="P5"><text:span text:style-name="T6">Tasca 5: </text:span><text:span text:style-name="T5">Si una línia sencera de l’espai de joc està tota plena, ha de desaparèixer i baixar les línies de sobre seu (2 h, 21/12) </text:span></text:p>
      <text:p text:style-name="P7">Aquesta part no he pogut fer-la perquè no se fer-ho.</text:p>
      <text:p text:style-name="P7"/>
      <text:p text:style-name="P8">Ampliacions:</text:p>
      <text:p text:style-name="P7">- He fet que es pugui rotar una peça en sentit antihorari que es la lletra L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34d3" officeooo:paragraph-rsid="001c34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06<text:tab/>Pràctica final<text:tab/>Laia Mor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7:46:07.992000000</meta:creation-date>
    <dc:date>2018-12-23T21:34:50.385000000</dc:date>
    <meta:editing-duration>PT1H52M5S</meta:editing-duration>
    <meta:editing-cycles>4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18" meta:word-count="369" meta:character-count="1957" meta:non-whitespace-character-count="1597"/>
  </office:meta>
</office:document-meta>
</file>